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d7524" officeooo:paragraph-rsid="001d7524"/>
    </style:style>
    <style:style style:name="P2" style:family="paragraph" style:parent-style-name="Standard">
      <style:paragraph-properties fo:text-align="justify" style:justify-single-word="false"/>
      <style:text-properties fo:font-size="14pt" fo:font-weight="bold" officeooo:rsid="001d7524" officeooo:paragraph-rsid="001d7524"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d7524" officeooo:paragraph-rsid="001d7524"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67102" officeooo:paragraph-rsid="00267102"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1d7524" officeooo:paragraph-rsid="001d7524"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1e154b" officeooo:paragraph-rsid="001e154b" style:font-size-asian="12.25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219cd5" officeooo:paragraph-rsid="00219cd5"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size="12pt" fo:font-weight="normal" officeooo:rsid="001d7524" officeooo:paragraph-rsid="001d7524"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1e154b" officeooo:paragraph-rsid="001e154b"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e154b" officeooo:paragraph-rsid="001f3581"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e1a9a" officeooo:paragraph-rsid="001e1a9a"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e1a9a" officeooo:paragraph-rsid="001fbae5"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1f3581" officeooo:paragraph-rsid="001f3581"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1f3581" officeooo:paragraph-rsid="001fbae5"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219cd5" officeooo:paragraph-rsid="00219cd5"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267102" officeooo:paragraph-rsid="00267102"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26c135" officeooo:paragraph-rsid="0026c135" style:font-size-asian="10.5pt" style:font-weight-asian="normal" style:font-size-complex="12pt" style:font-weight-complex="normal"/>
    </style:style>
    <style:style style:name="T1" style:family="text">
      <style:text-properties officeooo:rsid="001e154b"/>
    </style:style>
    <style:style style:name="T2" style:family="text">
      <style:text-properties officeooo:rsid="001e1a9a"/>
    </style:style>
    <style:style style:name="T3" style:family="text">
      <style:text-properties officeooo:rsid="001f3581"/>
    </style:style>
    <style:style style:name="T4" style:family="text">
      <style:text-properties officeooo:rsid="001fbae5"/>
    </style:style>
    <style:style style:name="T5" style:family="text">
      <style:text-properties officeooo:rsid="00225ab6"/>
    </style:style>
    <style:style style:name="T6" style:family="text">
      <style:text-properties officeooo:rsid="00260aac"/>
    </style:style>
    <style:style style:name="T7" style:family="text">
      <style:text-properties officeooo:rsid="0026c1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ide 'n' Eat</text:p>
      <text:p text:style-name="P1"/>
      <text:p text:style-name="P2">Key Goals:</text:p>
      <text:p text:style-name="P2"/>
      <text:p text:style-name="P8">-Implement a simulation where a 'Snake' is trying to reach its goal, i.e. an 'Apple' while trying to save its tail from a 'Ghost'.</text:p>
      <text:p text:style-name="P8">-Use different motion planning algorithms for the Snake and Ghost to demonstrate a comparison of the algorithms.</text:p>
      <text:p text:style-name="P8"/>
      <text:p text:style-name="P5">Problem <text:span text:style-name="T4">Overview</text:span>:</text:p>
      <text:p text:style-name="P5"/>
      <text:p text:style-name="P8">The Snake plans its path using A* and the ghost uses an Isotropic Power Law model. The snake follows a grid based environment and can only move Up, Left, Down or Right. The ghost has no restrictions on its <text:span text:style-name="T1">direction of</text:span> movement except avoiding obstacles. <text:span text:style-name="T1">It is capped to a maximum speed. </text:span>The environment has static obstacles which should be avoided by both, the Snake and the Ghost. <text:span text:style-name="T1">The length of the snake increases every time it has eaten an Apple and reduces every time the ghost catches its tail. The apple is generated randomly at accessible locations.</text:span></text:p>
      <text:p text:style-name="P8"/>
      <text:p text:style-name="P9"/>
      <text:p text:style-name="P6"><text:span text:style-name="T6">Planning </text:span>Algorithm Description:</text:p>
      <text:p text:style-name="P11"/>
      <text:p text:style-name="P14">Main Program<text:span text:style-name="T7">(main.py):</text:span></text:p>
      <text:p text:style-name="P14">1. The grid is drawn with obstacles <text:span text:style-name="T7">using a file, obstacle.py</text:span></text:p>
      <text:p text:style-name="P12"><text:span text:style-name="T3">2. </text:span>Starting locations of the Snake, Ghost and the Apple are set.</text:p>
      <text:p text:style-name="P14">3. The coordinates of obstacles and the snake's body are updated in the grid and set as inaccessible space.</text:p>
      <text:p text:style-name="P14">4. The grid and the location of the ghost is sent to the <text:span text:style-name="T7">A*</text:span> program<text:span text:style-name="T7">(astar.py)</text:span> for path planning.</text:p>
      <text:p text:style-name="P14">5. The coordinates of the tail of the snake are sent to the ghost<text:span text:style-name="T7">'s</text:span> program<text:span text:style-name="T7">(powerlaw.py)</text:span>.</text:p>
      <text:p text:style-name="P14">6. Power law model returns the updated coordinates of the Ghost.</text:p>
      <text:p text:style-name="P14">7. The locations of the ghost and the snake are updated.</text:p>
      <text:p text:style-name="P14">8. Return to Step 3.</text:p>
      <text:p text:style-name="P9"/>
      <text:p text:style-name="P9">A-Star:</text:p>
      <text:p text:style-name="P9">1. The snake builds a heuristic map with the location of the Apple as its goal.</text:p>
      <text:p text:style-name="P9">2. The heuristic is then updated with the location of the ghost. The <text:span text:style-name="T7">heuristic </text:span>values around the ghost are increased in order to make the snake avoid the ghost.</text:p>
      <text:p text:style-name="P10"><text:span text:style-name="T3">3</text:span>. A path is planned <text:span text:style-name="T3">while considering the obstacles and the snake's own body as inaccessible space.</text:span></text:p>
      <text:p text:style-name="P10"><text:span text:style-name="T3">4. T</text:span>he coordinates of the path are sent to the main program.</text:p>
      <text:p text:style-name="P9"/>
      <text:p text:style-name="P9">Isotropic Power Law Model:</text:p>
      <text:p text:style-name="P9">1. The location of the tail of the snake is set as the goal for the ghost.</text:p>
      <text:p text:style-name="P9">2. The <text:span text:style-name="T2">ghost</text:span> checks for obstacles within its sensing radius.</text:p>
      <text:p text:style-name="P11">3. The obstacles are simply defined as stationary agents. <text:span text:style-name="T3">They dampen the force experienced on them by the ghost, and reflect it back to the ghost.</text:span></text:p>
      <text:p text:style-name="P13"><text:span text:style-name="T6">4</text:span>. Force experienced by the ghost is capped to a maximum value and its position is updated.</text:p>
      <text:p text:style-name="P13"><text:span text:style-name="T6">5</text:span>. The updated coordinates are returned to <text:s/>the main program.</text:p>
      <text:p text:style-name="P13"/>
      <text:p text:style-name="P7"/>
      <text:p text:style-name="P7"><text:soft-page-break/>Graphics:</text:p>
      <text:p text:style-name="P15"/>
      <text:p text:style-name="P15">The environment and objects are drawn using Tkinter. <text:span text:style-name="T5">The data for computation is in the form of a smaller grid and is scaled up to pixel values for visual representation. Images are drawn to represent the apple and the ghost. Sounds are also provided when the Snake eats and apple and when the ghost eats the snake's tail.</text:span></text:p>
      <text:p text:style-name="P15"/>
      <text:p text:style-name="P15"/>
      <text:p text:style-name="P4">Bugs and Limitations:</text:p>
      <text:p text:style-name="P15"/>
      <text:p text:style-name="P16">Lags - <text:s/>Generally lags occur when the Apple is generated close to the location of the ghost. Because of the higher heuristics around the ghost, more number of nodes are expanded while planning the snake's path to the goal.</text:p>
      <text:p text:style-name="P17">Glitches – Sometimes the ghost is seen to move over the obstacles instead of avoiding them.</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22:19:03.302393064</meta:creation-date>
    <dc:date>2017-05-01T23:49:14.246200024</dc:date>
    <meta:editing-duration>PT42M15S</meta:editing-duration>
    <meta:editing-cycles>9</meta:editing-cycles>
    <meta:generator>LibreOffice/4.2.8.2$Linux_X86_64 LibreOffice_project/420m0$Build-2</meta:generator>
    <meta:document-statistic meta:table-count="0" meta:image-count="0" meta:object-count="0" meta:page-count="2" meta:paragraph-count="32" meta:word-count="528" meta:character-count="2978" meta:non-whitespace-character-count="2479"/>
  </office:meta>
</office:document-meta>
</file>